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<text:s/>=0.8*(13-1)</text:p>
          </table:table-cell>
          <table:table-cell table:number-columns-repeated="6"/>
        </table:table-row>
        <table:table-row table:style-name="ro1">
          <table:table-cell/>
          <table:table-cell table:formula="of:=0.8*(13-1)" office:value-type="float" office:value="9.6" calcext:value-type="float">
            <text:p>9.6</text:p>
          </table:table-cell>
          <table:table-cell table:formula="of:=0.7*(13-1)" office:value-type="float" office:value="8.4" calcext:value-type="float">
            <text:p>8.4</text:p>
          </table:table-cell>
          <table:table-cell table:number-columns-repeated="3"/>
          <table:table-cell office:value-type="float" office:value="8.4" calcext:value-type="float">
            <text:p>8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9.6" calcext:value-type="float">
            <text:p>9.6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4" calcext:value-type="float">
            <text:p>8.4</text:p>
          </table:table-cell>
          <table:table-cell table:style-name="ce1" table:formula="of:=[.D3]*[.E3]/[.D4]" office:value-type="float" office:value="0.914285714285714" calcext:value-type="float">
            <text:p>0.9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9.6" calcext:value-type="float">
            <text:p>9.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E7]*[.D6]/[.E6]" office:value-type="float" office:value="0.7" calcext:value-type="float">
            <text:p>0.7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13.5" calcext:value-type="float">
            <text:p>13.5</text:p>
          </table:table-cell>
          <table:table-cell table:formula="of:=[.G7]/2" office:value-type="float" office:value="6.75" calcext:value-type="float">
            <text:p>6.7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7/2"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.985" calcext:value-type="float">
            <text:p>6.985</text:p>
          </table:table-cell>
          <table:table-cell table:formula="of:=[.E10]-[.F12]" office:value-type="float" office:value="6.75" calcext:value-type="float">
            <text:p>6.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.515" calcext:value-type="float">
            <text:p>6.515</text:p>
          </table:table-cell>
          <table:table-cell table:formula="of:=[.E11]-[.F12]" office:value-type="float" office:value="6.28" calcext:value-type="float">
            <text:p>6.2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0]-[.E11]" office:value-type="float" office:value="0.470000000000001" calcext:value-type="float">
            <text:p>0.470000000000001</text:p>
          </table:table-cell>
          <table:table-cell table:formula="of:=[.E12]/2" office:value-type="float" office:value="0.235" calcext:value-type="float">
            <text:p>0.235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8.64" calcext:value-type="float">
            <text:p>8.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float" office:value="15.88" calcext:value-type="float">
            <text:p>15.88</text:p>
          </table:table-cell>
          <table:table-cell table:style-name="ce1" table:formula="of:=[.D18]*[.E17]/[.D17]" office:value-type="float" office:value="10.976256" calcext:value-type="float">
            <text:p>10.9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8:27:04.973265481</meta:creation-date>
    <dc:date>2019-05-04T19:16:13.759811716</dc:date>
    <meta:editing-duration>PT8M48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